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text-properties fo:color="#3333ff" fo:font-size="20pt" fo:background-color="#ffcc00" style:font-size-asian="20pt" style:font-size-complex="2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15</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text:p>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oft-page-break/><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text:soft-page-break/>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text:soft-page-break/>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text:soft-page-break/></text:p>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oft-page-break/><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oft-page-break/><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text:soft-page-break/></text:p>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text:soft-page-break/>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text:soft-page-break/>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text:soft-page-break/>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oft-page-break/><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text:soft-page-break/></text:p>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oft-page-break/><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text:soft-page-break/></text:p>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oft-page-break/><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oft-page-break/><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oft-page-break/><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oft-page-break/><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text:soft-page-break/>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oft-page-break/><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text:soft-page-break/>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oft-page-break/><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text:soft-page-break/></text:p>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text:soft-page-break/></text:p>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text:soft-page-break/></text:p>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text:soft-page-break/></text:p>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text:soft-page-break/>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ext:soft-page-break/>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text:soft-page-break/>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text:soft-page-break/>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text:soft-page-break/></text:p>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oft-page-break/><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text:soft-page-break/></text:p>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text:soft-page-break/>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oft-page-break/><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text:soft-page-break/>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text:soft-page-break/>#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oft-page-break/><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text:soft-page-break/></text:p>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text:soft-page-break/></text:p>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text:soft-page-break/></text:p>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27T16:35:46.39</dc:date>
    <dc:creator>iwabuchi ken</dc:creator>
    <meta:editing-duration>PT15H20M8S</meta:editing-duration>
    <meta:editing-cycles>143</meta:editing-cycles>
    <meta:generator>OpenOffice/4.1.3$Win32 OpenOffice.org_project/413m1$Build-9783</meta:generator>
    <meta:document-statistic meta:table-count="2" meta:image-count="0" meta:object-count="0" meta:page-count="88" meta:paragraph-count="2076" meta:word-count="17968" meta:character-count="115945"/>
  </office:meta>
</office:document-meta>
</file>